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name-complex="Times New Roman" style:font-size-complex="10.5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5"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 style:font-size-complex="16pt"/>
    </style:style>
    <style:style style:name="P6" style:family="paragraph" style:parent-style-name="No_20_Spacing">
      <style:text-properties style:font-name="Georgia" fo:font-size="10.5pt" style:font-size-asian="10.5pt" style:font-name-complex="Times New Roman" style:font-size-complex="10.5pt"/>
    </style:style>
    <style:style style:name="P7" style:family="paragraph" style:parent-style-name="BODY">
      <style:paragraph-properties fo:margin-left="0in" fo:margin-right="0in" fo:margin-top="0in" fo:margin-bottom="0in" fo:line-height="100%" fo:text-align="start" style:justify-single-word="false" fo:text-indent="0in" style:auto-text-indent="false" style:text-autospace="none" style:writing-mode="lr-tb"/>
      <style:text-properties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P8"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9"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10" style:family="paragraph" style:parent-style-name="Standard">
      <style:paragraph-properties fo:margin-left="0in" fo:margin-right="0in" fo:margin-top="0in" fo:margin-bottom="0in" fo:line-height="100%" fo:text-indent="0in" style:auto-text-indent="false"/>
      <style:text-properties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P11" style:family="paragraph" style:parent-style-name="Standard" style:list-style-name="">
      <style:paragraph-properties fo:margin-left="0in" fo:margin-right="0in" fo:margin-top="0in" fo:margin-bottom="0in" fo:line-height="100%" fo:text-indent="0in" style:auto-text-indent="false"/>
      <style:text-properties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P12" style:family="paragraph" style:parent-style-name="Standard">
      <style:paragraph-properties fo:margin-left="0in" fo:margin-right="0in" fo:margin-top="0in" fo:margin-bottom="0in" fo:line-height="100%" fo:text-indent="0in" style:auto-text-indent="false"/>
    </style:style>
    <style:style style:name="T1" style:family="text">
      <style:text-properties fo:font-weight="bold" style:font-weight-asian="bold" style:font-name-complex="Times New Roman"/>
    </style:style>
    <style:style style:name="T2" style:family="text">
      <style:text-properties style:font-name-complex="Times New Roman"/>
    </style:style>
    <style:style style:name="T3" style:family="text">
      <style:text-properties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4" style:family="text">
      <style:text-properties fo:color="#545454" fo:language="zxx" fo:country="none" fo:font-style="italic" style:font-name-asian="Georgia" style:language-asian="zxx" style:country-asian="none" style:font-style-asian="italic" style:font-name-complex="Georgia" style:language-complex="zxx" style:country-complex="none" style:font-style-complex="italic"/>
    </style:style>
    <style:style style:name="T5" style:family="text">
      <style:text-properties fo:language="zxx" fo:country="none" style:font-name-asian="Georgia" style:language-asian="zxx" style:country-asian="none" style:font-name-complex="Georgia" style:language-complex="zxx" style:country-complex="none"/>
    </style:style>
    <style:style style:name="T6" style:family="text">
      <style:text-properties fo:language="zxx" fo:country="none" style:font-name-asian="Georgia" style:language-asian="zxx" style:country-asian="none" style:font-name-complex="Times New Roman" style:language-complex="zxx" style:country-complex="none"/>
    </style:style>
    <style:style style:name="T7" style:family="text">
      <style:text-properties fo:language="zxx" fo:country="none" fo:font-weight="bold" style:font-name-asian="Georgia" style:language-asian="zxx" style:country-asian="none" style:font-weight-asian="bold" style:font-name-complex="Georgia" style:language-complex="zxx" style:country-complex="none" style:font-weight-complex="bold"/>
    </style:style>
    <style:style style:name="T8" style:family="text">
      <style:text-properties fo:language="en" fo:country="US" style:font-name-asian="Georgia" style:language-asian="zxx" style:country-asian="none" style:font-name-complex="Georgia" style:language-complex="zxx" style:country-complex="none"/>
    </style:style>
    <style:style style:name="T9" style:family="text">
      <style:text-properties fo:color="#000000" style:font-name="Georgia" fo:font-size="10.5pt" fo:language="zxx" fo:country="none" fo:font-style="italic" fo:font-weight="normal" style:font-name-asian="Georgia" style:font-size-asian="10.5pt" style:language-asian="zxx" style:country-asian="none" style:font-style-asian="italic" style:font-weight-asian="normal" style:font-name-complex="Georgia" style:font-size-complex="10.5pt" style:language-complex="zxx" style:country-complex="none" style:font-style-complex="italic" style:font-weight-complex="normal"/>
    </style:style>
    <style:style style:name="T10" style:family="text">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at Taylor - Woman of God </text:p>
      <text:p text:style-name="P6"/>
      <text:p text:style-name="P1"><text:span text:style-name="T1">Read:</text:span><text:span text:style-name="T2"> Joshua 1:1-9</text:span></text:p>
      <text:p text:style-name="P2"/>
      <text:p text:style-name="P3"><text:span text:style-name="T1">Text:</text:span><text:span text:style-name="T2"> </text:span><text:span text:style-name="T6">Joshua 1:9 “...</text:span><text:span text:style-name="T5">Be strong and of a good courage; be not afraid, neither be thou dismayed: for the LORD thy God </text:span><text:span text:style-name="T4">is</text:span><text:span text:style-name="T5"> with thee...”</text:span></text:p>
      <text:p text:style-name="P4"/>
      <text:h text:style-name="P3" text:outline-level="3"><text:span text:style-name="T1">Introduction:</text:span><text:span text:style-name="T2"> <text:s/>An argument could be made that Patricia Taylor was the matriarch of the Manown Church. <text:s/>No one who knew her would think of her as weak. <text:s/>She knew what she wanted and she knew what she believed. <text:s/>I knew that if there was a issue in the church she would be the one to consult. <text:s/>She was involved with her community and with the work of God. <text:s/>The last request she made of me was to pray about helping her reopen the Gordon Church. <text:s/>I was wondering how early I would have to preach the first service if we were to call three services a Sunday morning service?</text:span></text:h>
      <text:h text:style-name="P4" text:outline-level="3"/>
      <text:h text:style-name="P3" text:outline-level="3"><text:span text:style-name="T2"><text:s text:c="2"/>Our text verse today it is found in Joshua 1:9 and simply says “...</text:span><text:span text:style-name="T5">Be strong and of a good courage; be not afraid, neither be thou dismayed: for the LORD thy God </text:span><text:span text:style-name="T4">is</text:span><text:span text:style-name="T5"> with thee...” <text:s/>I thought of Pat and her courage when I read this verse. <text:s/>This verse is located at the beginning of Joshua's leader-ship of Israel. <text:s/>He had just came from the memorial service for Moses. (They couldn't have a funeral without a body). <text:s/></text:span></text:h>
      <text:h text:style-name="P10" text:outline-level="3"/>
      <text:h text:style-name="P10" text:outline-level="3"><text:s text:c="2"/>Courage was needed because Joshua was being called to service. <text:s/>He was about to lead the children of Israel to places that they only had dreamed about. <text:s/>They had waited all their lives to enter the promised land. <text:s/>It was Joshua who was called to take them there. <text:s/>He was promised victory in battle but we need to know that you cannot have victory in battle without having a battle. <text:s/>We all have battles; some battle loneliness, some battle with family issues, some battle powers of darkness. <text:s/>Joshua battled physical armies but he also battled enemies of doubt and fear. <text:s/>He was replacing a very successful leader with over a million people depending on his leadership.</text:h>
      <text:h text:style-name="P10" text:outline-level="3"><text:s/></text:h>
      <text:h text:style-name="P3" text:outline-level="3"><text:span text:style-name="T5"><text:s text:c="2"/>What enemies did Pat face? <text:s/>I'm sure she battled </text:span><text:span text:style-name="T8">loneliness. </text:span><text:span text:style-name="T5"><text:s/>She surely had fears and anxieties. <text:s/>She was a woman of courage in regards to her faith and wasn't afraid to speak up, even in public, about Jesus. <text:s/>She had to deal with being raised without a father and then later in life experienc-ed the death of her companion. <text:s/>For the past several years covid was a concern with her: knowing that her age was against her and her beloved pastor had lost his battle with covid.</text:span></text:h>
      <text:h text:style-name="P10" text:outline-level="3"/>
      <text:h text:style-name="P3" text:outline-level="3"><text:span text:style-name="T5"><text:s text:c="3"/>Pat loved the Bible not one of those newer versions designed for those who want to read the Bible like a storybook with cute flowers alongside of the words. She read her Bible like a love letter from one who loved and cared about her personally. She accepted the words of scripture as req-uests from one who loved her and followed them carefully. When she read: “ Be strong and of a good courage that thou mayest observe to do according to all the law, which Moses my servant commanded thee: turn not from it </text:span><text:span text:style-name="T4">to</text:span><text:span text:style-name="T5"> the right hand or </text:span><text:span text:style-name="T4">to</text:span><text:span text:style-name="T5"> the left, that thou mayest prosper whithersoever thou goest...” she obeyed the words that she read. <text:s/>She learned that the promise of God's presence in her life was connected to the condition of her trust in Him and her obedience to His desires for her life.</text:span></text:h>
      <text:h text:style-name="P10" text:outline-level="3"/>
      <text:h text:style-name="P11" text:outline-level="3"><text:s text:c="2"/>Pat had a reputation of caring for others. <text:s/>She helped folks with many troubles. She would reach into her pocket and help folks with financial needs. <text:s/>She helped those who were sick and some with addictions. <text:s/>She was especially concerned with those who had lost their husband to death and would daily call and check in on them to be sure that they were okay. <text:s/>She cared especially about this congregation but was also very concerned about the Gordon Church. <text:s/>I believe that Pat lived out what many others only said they believed. <text:s/>Her practice lined up with her proclaimations. </text:h>
      <text:h text:style-name="P11" text:outline-level="3"><text:s text:c="2"/>She met her husband while working at Sterling Faucet. Later they both worked for WVU. <text:s/>She was a secretary and he was an electrician. <text:s text:c="2"/>I am told that they would arise early and feed and milk the cows then she would change into dress clothes (dressed to the nines) go to work as a secretary then return home and switch clothing so they could return to the barn to milk and feed the cows. <text:s/>She and her husband were both trained EMT's and they saw the need and started the ambulance service that served their area of the county.</text:h>
      <text:h text:style-name="P11" text:outline-level="3"><text:s text:c="3"/></text:h>
      <text:h text:style-name="P3" text:outline-level="3"><text:span text:style-name="T7">Conclude:</text:span><text:span text:style-name="T5"> Have you ever watched those Hollywood movies where a person dies, goes to heaven's entrance and is sent back to accomplish some task so that they can improve their chances of passing muster with God? <text:s/>That's Hollywood but that's not Bible. <text:s/>I promise you that if Pat got an offer to return to Independence, West Virginia today she would not leave the portals of heaven for evev one second down here. <text:s/>She would however hope that I would do my best to convince you that you need to make preparation today to assure yourself of a residence in heaven. <text:s/>She desperately wants to see you there. </text:span></text:h>
      <text:h text:style-name="P12" text:outline-level="3"><text:span text:style-name="T3"><text:s text:c="2"/>In </text:span><text:span text:style-name="T10">Acts 2:21 we read: “And it shall come to pass, </text:span><text:span text:style-name="T9">that</text:span><text:span text:style-name="T10"> whosoever shall call on the name of the Lord shall be saved.” That, my friend is the simplicity of salvation. Call on Him and ask Him and He will happily save you. Trust in Him alone and salvation is yours for the asking. Would you do that this afternoon?</text:span></text:h>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4</meta:editing-cycles>
    <meta:creation-date>2014-03-28T17:34:00</meta:creation-date>
    <dc:date>2022-07-31T22:44:19.50</dc:date>
    <meta:editing-duration>PT7H51M58S</meta:editing-duration>
    <meta:generator>OpenOffice/4.1.3$Win32 OpenOffice.org_project/413m1$Build-9783</meta:generator>
    <meta:document-statistic meta:table-count="0" meta:image-count="0" meta:object-count="0" meta:page-count="1" meta:paragraph-count="14" meta:word-count="937" meta:character-count="512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